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1" style:parent-style-name="Table_20Contents" style:family="text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</text:h>
      <text:p text:style-name="P2">In this example, a table will be added below this paragraph.</text:p>
      <table:table delta:insertion-change-idref="I" delta:insertion-type="insert-with-content">
        <table:table-column/>
        <table:table-column/>
        <table:table-row>
          <table:table-cell rowSpan="1" columnSpan="1">
            <text:p text:style-name="P3"><text:span text:style-name="T1">This</text:span></text:p>
          </table:table-cell>
          <table:table-cell rowSpan="1" columnSpan="1">
            <text:p text:style-name="P3"><text:span text:style-name="T1">Table</text:span></text:p>
          </table:table-cell>
        </table:table-row>
        <table:table-row>
          <table:table-cell rowSpan="1" columnSpan="1">
            <text:p text:style-name="P3"><text:span text:style-name="T1">Was</text:span></text:p>
          </table:table-cell>
          <table:table-cell rowSpan="1" columnSpan="1">
            <text:p text:style-name="P3"><text:span text:style-name="T1">Added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lor="#000000"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</meta:generator>
    <dc:title/>
    <meta:initial-creator>Tristan Mitchell</meta:initial-creator>
    <meta:editing-cycles>1</meta:editing-cycles>
    <dc:date>2011-02-25T12:12:51</dc:date>
    <meta:creation-date>2010-06-24T17:13:43</meta:creation-date>
    <dc:creator>Tristan Mitchell</dc:creator>
  </office:meta>
</office:document-meta>
</file>